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0" style:family="table-cell" style:parent-style-name="Default">
      <style:table-cell-properties fo:wrap-option="wrap" style:vertical-align="middle"/>
    </style:style>
    <style:style style:name="ce41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2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9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8"/>
        <table:table-column table:style-name="co2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41"/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41"/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42"/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43"/>
          <table:table-cell table:style-name="ce38"/>
          <table:table-cell table:style-name="ce39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44"/>
          <table:table-cell table:style-name="ce38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45"/>
          <table:table-cell table:style-name="ce38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45"/>
          <table:table-cell table:style-name="ce38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38" table:number-columns-repeated="2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38" table:number-columns-repeated="2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38" table:number-columns-repeated="2"/>
          <table:table-cell table:style-name="ce40"/>
          <table:table-cell table:number-columns-repeated="1019"/>
        </table:table-row>
        <table:table-row table:style-name="ro3">
          <table:table-cell/>
          <table:table-cell table:style-name="ce39"/>
          <table:table-cell table:style-name="ce38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etc.</text:p>
          </table:table-cell>
          <table:table-cell/>
          <table:table-cell table:style-name="Default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/>
          <table:table-cell/>
          <table:table-cell table:style-name="Default"/>
          <table:table-cell table:style-name="ce40" table:number-columns-repeated="2"/>
          <table:table-cell table:number-columns-repeated="1018"/>
        </table:table-row>
        <table:table-row table:style-name="ro4">
          <table:table-cell table:style-name="ce40"/>
          <table:table-cell/>
          <table:table-cell table:style-name="Default"/>
          <table:table-cell table:style-name="ce40" table:number-columns-repeated="2"/>
          <table:table-cell table:number-columns-repeated="1018"/>
        </table:table-row>
        <table:table-row table:style-name="ro4" table:number-rows-repeated="7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4" table:number-rows-repeated="1048553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Test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8"/>
        <table:table-column table:style-name="co2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41"/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41"/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42"/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43"/>
          <table:table-cell table:style-name="ce38"/>
          <table:table-cell table:style-name="ce39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44"/>
          <table:table-cell table:style-name="ce38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45"/>
          <table:table-cell table:style-name="ce38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45"/>
          <table:table-cell table:style-name="ce38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38" table:number-columns-repeated="2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38" table:number-columns-repeated="2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39"/>
          <table:table-cell table:style-name="ce38"/>
          <table:table-cell table:style-name="ce40"/>
          <table:table-cell table:number-columns-repeated="1019"/>
        </table:table-row>
        <table:table-row table:style-name="ro3">
          <table:table-cell/>
          <table:table-cell table:style-name="ce39"/>
          <table:table-cell table:style-name="ce38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etc.</text:p>
          </table:table-cell>
          <table:table-cell/>
          <table:table-cell table:style-name="Default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9"/>
          <table:table-cell/>
          <table:table-cell table:style-name="Default"/>
          <table:table-cell table:style-name="ce40" table:number-columns-repeated="2"/>
          <table:table-cell table:number-columns-repeated="1018"/>
        </table:table-row>
        <table:table-row table:style-name="ro4">
          <table:table-cell table:style-name="ce40"/>
          <table:table-cell/>
          <table:table-cell table:style-name="Default"/>
          <table:table-cell table:style-name="ce40" table:number-columns-repeated="2"/>
          <table:table-cell table:number-columns-repeated="1018"/>
        </table:table-row>
        <table:table-row table:style-name="ro4" table:number-rows-repeated="7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4" table:number-rows-repeated="1048553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Test 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8"/>
        <table:table-column table:style-name="co2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41"/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41" office:value-type="string" calcext:value-type="string">
            <text:p>début du programme</text:p>
          </table:table-cell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42" office:value-type="string" calcext:value-type="string">
            <text:p>calcul moyenne</text:p>
          </table:table-cell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43" office:value-type="string" calcext:value-type="string">
            <text:p>rien</text:p>
          </table:table-cell>
          <table:table-cell table:style-name="ce38" office:value-type="string" calcext:value-type="string">
            <text:p>pas de moyenne</text:p>
          </table:table-cell>
          <table:table-cell table:style-name="ce39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44" office:value-type="string" calcext:value-type="string">
            <text:p>4 6 0</text:p>
          </table:table-cell>
          <table:table-cell table:style-name="ce38" office:value-type="string" calcext:value-type="string">
            <text:p>3.33</text:p>
          </table:table-cell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45" office:value-type="string" calcext:value-type="string">
            <text:p>0 0 0</text:p>
          </table:table-cell>
          <table:table-cell table:style-name="ce38" office:value-type="string" calcext:value-type="string">
            <text:p>0.00</text:p>
          </table:table-cell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45" office:value-type="string" calcext:value-type="string">
            <text:p><text:span text:style-name="T1"> 22 </text:span>2 18</text:p>
          </table:table-cell>
          <table:table-cell table:style-name="ce38" office:value-type="string" calcext:value-type="string">
            <text:p>14.00</text:p>
          </table:table-cell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5.00</text:p>
          </table:table-cell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38" office:value-type="string" calcext:value-type="string">
            <text:p>10033 53580 48799</text:p>
          </table:table-cell>
          <table:table-cell table:style-name="ce38" office:value-type="string" calcext:value-type="string">
            <text:p>37470.67</text:p>
          </table:table-cell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39"/>
          <table:table-cell table:style-name="ce38"/>
          <table:table-cell table:style-name="ce40"/>
          <table:table-cell table:number-columns-repeated="1019"/>
        </table:table-row>
        <table:table-row table:style-name="ro3">
          <table:table-cell/>
          <table:table-cell table:style-name="ce39"/>
          <table:table-cell table:style-name="ce38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etc.</text:p>
          </table:table-cell>
          <table:table-cell/>
          <table:table-cell table:style-name="Default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9"/>
          <table:table-cell/>
          <table:table-cell table:style-name="Default"/>
          <table:table-cell table:style-name="ce40" table:number-columns-repeated="2"/>
          <table:table-cell table:number-columns-repeated="1018"/>
        </table:table-row>
        <table:table-row table:style-name="ro4">
          <table:table-cell table:style-name="ce40"/>
          <table:table-cell/>
          <table:table-cell table:style-name="Default"/>
          <table:table-cell table:style-name="ce40" table:number-columns-repeated="2"/>
          <table:table-cell table:number-columns-repeated="1018"/>
        </table:table-row>
        <table:table-row table:style-name="ro4" table:number-rows-repeated="7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4" table:number-rows-repeated="1048553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 style:data-style-name="N2" text:time-value="12:08:44.2516341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3-10-17T12:27:55.627306856</dc:date>
    <meta:editing-duration>PT35M42S</meta:editing-duration>
    <meta:editing-cycles>8</meta:editing-cycles>
    <meta:document-statistic meta:table-count="3" meta:cell-count="62" meta:object-count="0"/>
  </office:meta>
</office:document-meta>
</file>